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2431in" table:align="left"/>
    </style:style>
    <style:style style:name="Table2.A" style:family="table-column">
      <style:table-column-properties style:column-width="1.1813in"/>
    </style:style>
    <style:style style:name="Table2.B" style:family="table-column">
      <style:table-column-properties style:column-width="4.0618in"/>
    </style:style>
    <style:style style:name="Table2.A1" style:family="table-cell">
      <style:table-cell-properties style:vertical-align="middle" fo:padding="0.0521in" fo:border-left="0.75pt solid #808080" fo:border-right="none" fo:border-top="0.75pt solid #808080" fo:border-bottom="0.05pt solid #808080"/>
    </style:style>
    <style:style style:name="Table2.B1" style:family="table-cell">
      <style:table-cell-properties style:vertical-align="middle" fo:padding="0.0521in" fo:border-left="0.05pt solid #808080" fo:border-right="0.75pt solid #808080" fo:border-top="0.75pt solid #808080" fo:border-bottom="0.05pt solid #808080"/>
    </style:style>
    <style:style style:name="Table2.A2" style:family="table-cell">
      <style:table-cell-properties style:vertical-align="middle" fo:padding="0.0521in" fo:border-left="0.75pt solid #808080" fo:border-right="none" fo:border-top="none" fo:border-bottom="0.05pt solid #808080"/>
    </style:style>
    <style:style style:name="Table2.B2" style:family="table-cell">
      <style:table-cell-properties style:vertical-align="middle" fo:padding="0.0521in" fo:border-left="0.05pt solid #808080" fo:border-right="0.75pt solid #808080" fo:border-top="none" fo:border-bottom="0.05pt solid #808080"/>
    </style:style>
    <style:style style:name="Table2.A9" style:family="table-cell">
      <style:table-cell-properties style:vertical-align="middle" fo:padding="0.0521in" fo:border-left="0.75pt solid #808080" fo:border-right="none" fo:border-top="none" fo:border-bottom="0.75pt solid #808080"/>
    </style:style>
    <style:style style:name="Table2.B9" style:family="table-cell">
      <style:table-cell-properties style:vertical-align="middle" fo:padding="0.0521in" fo:border-left="0.05pt solid #808080" fo:border-right="0.75pt solid #808080" fo:border-top="none" fo:border-bottom="0.75pt solid #808080"/>
    </style:style>
    <style:style style:name="Table3" style:family="table">
      <style:table-properties style:width="1.45in" table:align="left"/>
    </style:style>
    <style:style style:name="Table3.A" style:family="table-column">
      <style:table-column-properties style:column-width="1.45in"/>
    </style:style>
    <style:style style:name="Table3.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3167in"/>
    </style:style>
    <style:style style:name="Table1.B" style:family="table-column">
      <style:table-column-properties style:column-width="2.8771in"/>
    </style:style>
    <style:style style:name="Table1.C" style:family="table-column">
      <style:table-column-properties style:column-width="0.7375in"/>
    </style:style>
    <style:style style:name="Table1.D" style:family="table-column">
      <style:table-column-properties style:column-width="1.9938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List_20_Contents">
      <style:paragraph-properties fo:margin-top="0in" fo:margin-bottom="0.1965in"/>
    </style:style>
    <style:style style:name="P9" style:family="paragraph" style:parent-style-name="List_20_Heading">
      <style:paragraph-properties fo:margin-top="0in" fo:margin-bottom="0.1965in"/>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size="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Integers</text:h>
      <text:p text:style-name="Text_20_body">An <text:span text:style-name="Strong_20_Emphasis">integer</text:span> type variable is a variable that can only hold whole numbers (eg. -2, -1, 0, 1, 2). C++ actually has <text:span text:style-name="Emphasis">four</text:span> different integer variables available for use: <text:span text:style-name="Strong_20_Emphasis">char</text:span>, <text:span text:style-name="Strong_20_Emphasis">short</text:span>, <text:span text:style-name="Strong_20_Emphasis">int</text:span>, and <text:span text:style-name="Strong_20_Emphasis">long</text:span>. The only difference between these different integer types is that they have varying sizes — the larger integers can hold bigger numbers.</text:p>
      <text:list xml:id="list3763168991" text:style-name="L1">
        <text:list-item>
          <text:p text:style-name="P5">a char is 1 byte </text:p>
        </text:list-item>
        <text:list-item>
          <text:p text:style-name="P5">a short is 2 bytes </text:p>
        </text:list-item>
        <text:list-item>
          <text:p text:style-name="P5">an int is either 2 or 4 bytes </text:p>
        </text:list-item>
        <text:list-item>
          <text:p text:style-name="P2">a long is 4 bytes </text:p>
        </text:list-item>
      </text:list>
      <text:p text:style-name="Standard"/>
      <table:table table:name="Table2" table:style-name="Table2">
        <table:table-column table:style-name="Table2.A"/>
        <table:table-column table:style-name="Table2.B"/>
        <table:table-row>
          <table:table-cell table:style-name="Table2.A1" office:value-type="string">
            <text:p text:style-name="Table_20_Heading">Size/Type</text:p>
          </table:table-cell>
          <table:table-cell table:style-name="Table2.B1" office:value-type="string">
            <text:p text:style-name="Table_20_Heading">Range</text:p>
          </table:table-cell>
        </table:table-row>
        <table:table-row>
          <table:table-cell table:style-name="Table2.A2" office:value-type="string">
            <text:p text:style-name="Table_20_Contents">1 byte signed</text:p>
          </table:table-cell>
          <table:table-cell table:style-name="Table2.B2" office:value-type="string">
            <text:p text:style-name="Table_20_Contents">-128 to 127</text:p>
          </table:table-cell>
        </table:table-row>
        <table:table-row>
          <table:table-cell table:style-name="Table2.A2" office:value-type="string">
            <text:p text:style-name="Table_20_Contents">1 byte unsigned</text:p>
          </table:table-cell>
          <table:table-cell table:style-name="Table2.B2" office:value-type="string">
            <text:p text:style-name="Table_20_Contents">0 to 255</text:p>
          </table:table-cell>
        </table:table-row>
        <table:table-row>
          <table:table-cell table:style-name="Table2.A2" office:value-type="string">
            <text:p text:style-name="Table_20_Contents">2 byte signed</text:p>
          </table:table-cell>
          <table:table-cell table:style-name="Table2.B2" office:value-type="string">
            <text:p text:style-name="Table_20_Contents">-32,768 to 32,767</text:p>
          </table:table-cell>
        </table:table-row>
        <table:table-row>
          <table:table-cell table:style-name="Table2.A2" office:value-type="string">
            <text:p text:style-name="Table_20_Contents">2 byte unsigned</text:p>
          </table:table-cell>
          <table:table-cell table:style-name="Table2.B2" office:value-type="string">
            <text:p text:style-name="Table_20_Contents">0 to 65,535</text:p>
          </table:table-cell>
        </table:table-row>
        <table:table-row>
          <table:table-cell table:style-name="Table2.A2" office:value-type="string">
            <text:p text:style-name="Table_20_Contents">4 byte signed</text:p>
          </table:table-cell>
          <table:table-cell table:style-name="Table2.B2" office:value-type="string">
            <text:p text:style-name="Table_20_Contents">-2,147,483,648 to 2,147,483,647</text:p>
          </table:table-cell>
        </table:table-row>
        <table:table-row>
          <table:table-cell table:style-name="Table2.A2" office:value-type="string">
            <text:p text:style-name="Table_20_Contents">4 byte unsigned</text:p>
          </table:table-cell>
          <table:table-cell table:style-name="Table2.B2" office:value-type="string">
            <text:p text:style-name="Table_20_Contents">0 to 4,294,967,296</text:p>
          </table:table-cell>
        </table:table-row>
        <table:table-row>
          <table:table-cell table:style-name="Table2.A2" office:value-type="string">
            <text:p text:style-name="Table_20_Contents">8 byte signed</text:p>
          </table:table-cell>
          <table:table-cell table:style-name="Table2.B2" office:value-type="string">
            <text:p text:style-name="Table_20_Contents">-9,223,372,036,854,775,807 to 9,223,372,036,854,775,807</text:p>
          </table:table-cell>
        </table:table-row>
        <table:table-row>
          <table:table-cell table:style-name="Table2.A9" office:value-type="string">
            <text:p text:style-name="Table_20_Contents">8 byte unsigned</text:p>
          </table:table-cell>
          <table:table-cell table:style-name="Table2.B9" office:value-type="string">
            <text:p text:style-name="Table_20_Contents">0 to 18,446,744,073,709,551,615</text:p>
          </table:table-cell>
        </table:table-row>
      </table:table>
      <text:p text:style-name="Standard"/>
      <text:p text:style-name="Standard"/>
      <text:h text:style-name="Heading_20_1" text:outline-level="1"><text:span text:style-name="Strong_20_Emphasis">Float</text:span></text:h>
      <text:p text:style-name="Text_20_body">The floating part of the name floating point refers to the fact that a floating point number can have a variable number of decimal places. For example, 2.5 has 1 decimal place, whereas 0.1226 has 4 decimal places. </text:p>
      <text:p text:style-name="Text_20_body"/>
      <text:p text:style-name="Standard">There are three different floating point data types: <text:span text:style-name="Strong_20_Emphasis">float</text:span>, <text:span text:style-name="Strong_20_Emphasis">double</text:span>, and <text:span text:style-name="Strong_20_Emphasis">long double</text:span>. A float is usually 4 bytes and a double 8 bytes, but these are not strict requirements, so sizes may vary. Long doubles were added to the language after it’s release for architectures that support even larger floating point numbers. But typically, they are also 8 bytes, equivalent to a double. Floating point data types are always signed (can hold positive and negative values).</text:p>
      <text:p text:style-name="Standard"/>
      <text:p text:style-name="Standard"/>
      <text:p text:style-name="Standard"/>
      <text:p text:style-name="Standard"/>
      <text:h text:style-name="Heading_20_2" text:outline-level="2"><text:soft-page-break/>Suffix of “f” on float value</text:h>
      <table:table table:name="Table3" table:style-name="Table3">
        <table:table-column table:style-name="Table3.A"/>
        <table:table-row>
          <table:table-cell table:style-name="Table3.A1" office:value-type="string">
            <text:p text:style-name="Preformatted_20_Text"><text:span text:style-name="Source_20_Text">25 <text:s text:c="4"/></text:span><text:span text:style-name="Source_20_Text"><text:span text:style-name="Citation">//int</text:span></text:span></text:p>
            <text:p text:style-name="Preformatted_20_Text"><text:span text:style-name="Source_20_Text">25l <text:s text:c="3"/></text:span><text:span text:style-name="Source_20_Text"><text:span text:style-name="Citation">//long</text:span></text:span></text:p>
            <text:p text:style-name="Preformatted_20_Text"><text:span text:style-name="Source_20_Text">25u <text:s text:c="2"/></text:span><text:span text:style-name="Source_20_Text"><text:span text:style-name="Citation">//unsigned</text:span></text:span></text:p>
            <text:p text:style-name="Preformatted_20_Text"><text:span text:style-name="Source_20_Text">25.0 <text:s/></text:span><text:span text:style-name="Source_20_Text"><text:span text:style-name="Citation">//double</text:span></text:span></text:p>
            <text:p text:style-name="P1"><text:span text:style-name="Source_20_Text">25.0f </text:span><text:span text:style-name="Source_20_Text"><text:span text:style-name="Citation">//float <text:s/></text:span></text:span></text:p>
          </table:table-cell>
        </table:table-row>
      </table:table>
      <text:p text:style-name="Standard"/>
      <text:p text:style-name="Standard"/>
      <text:p text:style-name="Preformatted_20_Text"><text:span text:style-name="Source_20_Text">template&lt;class T&gt; T min(T a, T b)</text:span></text:p>
      <text:p text:style-name="Preformatted_20_Text"><text:span text:style-name="Source_20_Text">{</text:span></text:p>
      <text:p text:style-name="Preformatted_20_Text"><text:span text:style-name="Source_20_Text">  return (a &lt; b) ? a : b;</text:span></text:p>
      <text:p text:style-name="Preformatted_20_Text"><text:span text:style-name="Source_20_Text">}</text:span></text:p>
      <text:p text:style-name="Preformatted_20_Text"><text:span text:style-name="Source_20_Text">float x = min(3.0f, 2.0f); // will compile</text:span></text:p>
      <text:p text:style-name="Preformatted_20_Text"><text:span text:style-name="Source_20_Text">x = min(3.0f, 2);   // compiler cannot deduce T type</text:span></text:p>
      <text:p text:style-name="P1"><text:span text:style-name="Source_20_Text">x = min(3.0f, 2.0); // compiler cannot deduce T type</text:span></text:p>
      <text:h text:style-name="Heading_20_2" text:outline-level="2"><text:span text:style-name="Strong_20_Emphasis">precision</text:span></text:h>
      <text:p text:style-name="Text_20_body"><text:span text:style-name="Strong_20_Emphasis"/></text:p>
      <text:p text:style-name="Standard">The <text:span text:style-name="Strong_20_Emphasis">precision</text:span> of a floating point number is how many digits it can represent without information loss.</text:p>
      <text:p text:style-name="Standard">Variables of type float typically have a precision of about <text:span text:style-name="T2">7</text:span> significant digits. Variables of type double typically have a precision of about 16 significant digits. Variables of type double are named so because they offer approximately double the precision of a float.</text:p>
      <text:p text:style-name="Standard">When outputting floating point numbers, cout has a default precision of 6 — that is, it assumes all variables are only significant to 6 digits, and hence it will truncate anything after that.</text:p>
      <text:p text:style-name="Standard"/>
      <text:p text:style-name="Standard"><text:span text:style-name="Source_20_Text">cout &lt;&lt; setprecision(16); // show 16 digits</text:span></text:p>
      <text:h text:style-name="Heading_20_2" text:outline-level="2"><text:span text:style-name="Strong_20_Emphasis">Scientific notation</text:span></text:h>
      <text:p text:style-name="Standard"><text:span text:style-name="Strong_20_Emphasis">Scientific notation</text:span> is a useful shorthand for writing lengthy numbers in a concise manner. In scientific notation, a number has two parts: the significand, and a power of 10 called an exponent. The letter ‘e’ or ‘E’ is used to separate the two parts. Thus, a number such as 5e2 is equivalent to 5 * 10^2, or 500. The number 5e-2 is equivalent to 5 * 10^-2, or 0.05.</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A1" office:value-type="string">
            <text:p text:style-name="Table_20_Heading">Size*</text:p>
          </table:table-cell>
          <table:table-cell table:style-name="Table1.A1" office:value-type="string">
            <text:p text:style-name="Table_20_Heading">Range*</text:p>
          </table:table-cell>
        </table:table-row>
        <table:table-row>
          <table:table-cell table:style-name="Table1.A1" office:value-type="string">
            <text:p text:style-name="Table_20_Contents"><text:span text:style-name="Source_20_Text">char</text:span></text:p>
          </table:table-cell>
          <table:table-cell table:style-name="Table1.A1" office:value-type="string">
            <text:p text:style-name="Table_20_Contents">Character or small integer.</text:p>
          </table:table-cell>
          <table:table-cell table:style-name="Table1.A1" office:value-type="string">
            <text:p text:style-name="Table_20_Contents">1byte</text:p>
          </table:table-cell>
          <table:table-cell table:style-name="Table1.A1" office:value-type="string">
            <text:p text:style-name="Table_20_Contents">signed: -128 to 127<text:line-break/>unsigned: 0 to 255</text:p>
          </table:table-cell>
        </table:table-row>
        <table:table-row>
          <table:table-cell table:style-name="Table1.A1" office:value-type="string">
            <text:p text:style-name="Table_20_Contents"><text:span text:style-name="Source_20_Text">short int</text:span> (<text:span text:style-name="Source_20_Text">short</text:span>)</text:p>
          </table:table-cell>
          <table:table-cell table:style-name="Table1.A1" office:value-type="string">
            <text:p text:style-name="Table_20_Contents">Short Integer.</text:p>
          </table:table-cell>
          <table:table-cell table:style-name="Table1.A1" office:value-type="string">
            <text:p text:style-name="Table_20_Contents">2bytes</text:p>
          </table:table-cell>
          <table:table-cell table:style-name="Table1.A1" office:value-type="string">
            <text:p text:style-name="Table_20_Contents">signed: -32768 to 32767<text:line-break/>unsigned: 0 to 65535</text:p>
          </table:table-cell>
        </table:table-row>
        <table:table-row>
          <table:table-cell table:style-name="Table1.A1" office:value-type="string">
            <text:p text:style-name="Table_20_Contents"><text:span text:style-name="Source_20_Text">int</text:span></text:p>
          </table:table-cell>
          <table:table-cell table:style-name="Table1.A1" office:value-type="string">
            <text:p text:style-name="Table_20_Contents">Integer.</text:p>
          </table:table-cell>
          <table:table-cell table:style-name="Table1.A1" office:value-type="string">
            <text:p text:style-name="Table_20_Contents">4bytes</text:p>
          </table:table-cell>
          <table:table-cell table:style-name="Table1.A1" office:value-type="string">
            <text:p text:style-name="Table_20_Contents">signed: -2147483648 to 2147483647<text:line-break/>unsigned: 0 to 4294967295</text:p>
          </table:table-cell>
        </table:table-row>
        <table:table-row>
          <table:table-cell table:style-name="Table1.A1" office:value-type="string">
            <text:p text:style-name="Table_20_Contents"><text:span text:style-name="Source_20_Text">long int</text:span> (<text:span text:style-name="Source_20_Text">long</text:span>)</text:p>
          </table:table-cell>
          <table:table-cell table:style-name="Table1.A1" office:value-type="string">
            <text:p text:style-name="Table_20_Contents">Long integer.</text:p>
          </table:table-cell>
          <table:table-cell table:style-name="Table1.A1" office:value-type="string">
            <text:p text:style-name="Table_20_Contents">4bytes</text:p>
          </table:table-cell>
          <table:table-cell table:style-name="Table1.A1" office:value-type="string">
            <text:p text:style-name="Table_20_Contents">signed: -2147483648 to 2147483647<text:line-break/>unsigned: 0 to 4294967295</text:p>
          </table:table-cell>
        </table:table-row>
        <table:table-row>
          <table:table-cell table:style-name="Table1.A1" office:value-type="string">
            <text:p text:style-name="Table_20_Contents"><text:span text:style-name="Source_20_Text">bool</text:span></text:p>
          </table:table-cell>
          <table:table-cell table:style-name="Table1.A1" office:value-type="string">
            <text:p text:style-name="Table_20_Contents">Boolean value. It can take one of two <text:soft-page-break/>values: true or false.</text:p>
          </table:table-cell>
          <table:table-cell table:style-name="Table1.A1" office:value-type="string">
            <text:p text:style-name="Table_20_Contents">1byte</text:p>
          </table:table-cell>
          <table:table-cell table:style-name="Table1.A1" office:value-type="string">
            <text:p text:style-name="Table_20_Contents"><text:span text:style-name="Source_20_Text">true</text:span> or <text:span text:style-name="Source_20_Text">false</text:span></text:p>
          </table:table-cell>
        </table:table-row>
        <table:table-row>
          <table:table-cell table:style-name="Table1.A1" office:value-type="string">
            <text:p text:style-name="Table_20_Contents"><text:span text:style-name="Source_20_Text">float</text:span></text:p>
          </table:table-cell>
          <table:table-cell table:style-name="Table1.A1" office:value-type="string">
            <text:p text:style-name="Table_20_Contents">Floating point number.</text:p>
          </table:table-cell>
          <table:table-cell table:style-name="Table1.A1" office:value-type="string">
            <text:p text:style-name="Table_20_Contents">4bytes</text:p>
          </table:table-cell>
          <table:table-cell table:style-name="Table1.A1" office:value-type="string">
            <text:p text:style-name="Table_20_Contents">+/- 3.4e +/- 38 (~7 digits)</text:p>
          </table:table-cell>
        </table:table-row>
        <table:table-row>
          <table:table-cell table:style-name="Table1.A1" office:value-type="string">
            <text:p text:style-name="Table_20_Contents"><text:span text:style-name="Source_20_Text">double</text:span></text:p>
          </table:table-cell>
          <table:table-cell table:style-name="Table1.A1" office:value-type="string">
            <text:p text:style-name="Table_20_Contents">Double precision floating point number.</text:p>
          </table:table-cell>
          <table:table-cell table:style-name="Table1.A1" office:value-type="string">
            <text:p text:style-name="Table_20_Contents">8bytes</text:p>
          </table:table-cell>
          <table:table-cell table:style-name="Table1.A1" office:value-type="string">
            <text:p text:style-name="Table_20_Contents">+/- 1.7e +/- 308 (~15 digits)</text:p>
          </table:table-cell>
        </table:table-row>
        <table:table-row>
          <table:table-cell table:style-name="Table1.A1" office:value-type="string">
            <text:p text:style-name="Table_20_Contents"><text:span text:style-name="Source_20_Text">long double</text:span></text:p>
          </table:table-cell>
          <table:table-cell table:style-name="Table1.A1" office:value-type="string">
            <text:p text:style-name="Table_20_Contents">Long double precision floating point number.</text:p>
          </table:table-cell>
          <table:table-cell table:style-name="Table1.A1" office:value-type="string">
            <text:p text:style-name="Table_20_Contents">8bytes</text:p>
          </table:table-cell>
          <table:table-cell table:style-name="Table1.A1" office:value-type="string">
            <text:p text:style-name="Table_20_Contents">+/- 1.7e +/- 308 (~15 digits)</text:p>
          </table:table-cell>
        </table:table-row>
        <table:table-row>
          <table:table-cell table:style-name="Table1.A1" office:value-type="string">
            <text:p text:style-name="Table_20_Contents"><text:span text:style-name="Source_20_Text">wchar_t</text:span></text:p>
          </table:table-cell>
          <table:table-cell table:style-name="Table1.A1" office:value-type="string">
            <text:p text:style-name="Table_20_Contents">Wide character.</text:p>
          </table:table-cell>
          <table:table-cell table:style-name="Table1.A1" office:value-type="string">
            <text:p text:style-name="Table_20_Contents">2 <text:span text:style-name="T1">or</text:span> 4 bytes</text:p>
          </table:table-cell>
          <table:table-cell table:style-name="Table1.A1" office:value-type="string">
            <text:p text:style-name="Table_20_Contents">1 wide character</text:p>
          </table:table-cell>
        </table:table-row>
      </table:table>
      <text:p text:style-name="Standard"/>
      <text:p text:style-name="Standard">* The values of the columns <text:span text:style-name="Emphasis">Size</text:span> and <text:span text:style-name="Emphasis">Range</text:span> depend on the system the program is compiled for. The values shown above are those found on most 32-bit systems. But for other systems, the general specification is that <text:span text:style-name="Source_20_Text">int</text:span> has the natural size suggested by the system architecture (one <text:span text:style-name="Emphasis">"word"</text:span>) and the four integer types <text:span text:style-name="Source_20_Text">char</text:span>, <text:span text:style-name="Source_20_Text">short</text:span>, <text:span text:style-name="Source_20_Text">int</text:span> and <text:span text:style-name="Source_20_Text">long</text:span> must each one be at least as large as the one preceding it, with <text:span text:style-name="Source_20_Text">char</text:span> being always one byte in size. The same applies to the floating point types <text:span text:style-name="Source_20_Text">float</text:span>, <text:span text:style-name="Source_20_Text">double</text:span> and <text:span text:style-name="Source_20_Text">long double</text:span>, where each one must provide at least as much precision as the preceding one.</text:p>
      <text:p text:style-name="Standard"/>
      <text:h text:style-name="Heading_20_1" text:outline-level="1">Max and Min values</text:h>
      <text:p text:style-name="List_20_Heading">Properties of integer types </text:p>
      <text:list xml:id="list864578979" text:style-name="L2">
        <text:list-item>
          <text:p text:style-name="P6"><text:span text:style-name="Source_20_Text">CHAR_BIT</text:span> - size of the char type in bits (it is not necessarily 8 bits) </text:p>
        </text:list-item>
        <text:list-item>
          <text:p text:style-name="P6"><text:span text:style-name="Source_20_Text">SCHAR_MIN</text:span>, <text:span text:style-name="Source_20_Text">SHRT_MIN</text:span>, <text:span text:style-name="Source_20_Text">INT_MIN</text:span>, <text:span text:style-name="Source_20_Text">LONG_MIN</text:span>, <text:span text:style-name="Source_20_Text">LLONG_MIN</text:span><text:span text:style-name="T3">(C99)</text:span> - minimum possible value of signed integer types: signed char, signed short, signed int, signed long, signed long long </text:p>
        </text:list-item>
        <text:list-item>
          <text:p text:style-name="P6"><text:span text:style-name="Source_20_Text">SCHAR_MAX</text:span>, <text:span text:style-name="Source_20_Text">SHRT_MAX</text:span>, <text:span text:style-name="Source_20_Text">INT_MAX</text:span>, <text:span text:style-name="Source_20_Text">LONG_MAX</text:span>, <text:span text:style-name="Source_20_Text">LLONG_MAX</text:span><text:span text:style-name="T3">(C99)</text:span> - maximum possible value of signed integer types: signed char, signed short, signed int, signed long, signed long long </text:p>
        </text:list-item>
        <text:list-item>
          <text:p text:style-name="P6"><text:span text:style-name="Source_20_Text">UCHAR_MAX</text:span>, <text:span text:style-name="Source_20_Text">USHRT_MAX</text:span>, <text:span text:style-name="Source_20_Text">UINT_MAX</text:span>, <text:span text:style-name="Source_20_Text">ULONG_MAX</text:span>, <text:span text:style-name="Source_20_Text">ULLONG_MAX</text:span><text:span text:style-name="T3">(C99)</text:span> - maximum possible value of unsigned integer types: unsigned char, unsigned short, unsigned int, unsigned long, unsigned long long </text:p>
        </text:list-item>
        <text:list-item>
          <text:p text:style-name="P6"><text:span text:style-name="Source_20_Text">CHAR_MIN</text:span> - minimum possible value of char </text:p>
        </text:list-item>
        <text:list-item>
          <text:p text:style-name="P6"><text:span text:style-name="Source_20_Text">CHAR_MAX</text:span> - maximum possible value of char </text:p>
        </text:list-item>
        <text:list-item>
          <text:p text:style-name="P3"><text:span text:style-name="Source_20_Text">MB_LEN_MAX</text:span> - maximum number of bytes in a multibyte character </text:p>
        </text:list-item>
      </text:list>
      <text:p text:style-name="P9">Properties of floating-point types </text:p>
      <text:p text:style-name="P8">#include &lt;cfloat&gt;</text:p>
      <text:list xml:id="list250232926" text:style-name="L3">
        <text:list-item>
          <text:p text:style-name="P7"><text:span text:style-name="Source_20_Text">FLT_MIN</text:span>, <text:span text:style-name="Source_20_Text">DBL_MIN</text:span>, <text:span text:style-name="Source_20_Text">LDBL_MIN</text:span> - minimum value of float, double, long double respectively </text:p>
        </text:list-item>
        <text:list-item>
          <text:p text:style-name="P7"><text:span text:style-name="Source_20_Text">FLT_MAX</text:span>, <text:span text:style-name="Source_20_Text">DBL_MAX</text:span>, <text:span text:style-name="Source_20_Text">LDBL_MAX</text:span> - maximum value of float, double, long double respectively </text:p>
        </text:list-item>
        <text:list-item>
          <text:p text:style-name="P7"><text:span text:style-name="Source_20_Text">FLT_ROUNDS</text:span> - rounding mode for floating-point operations </text:p>
        </text:list-item>
        <text:list-item>
          <text:p text:style-name="P7"><text:span text:style-name="Source_20_Text">FLT_EVAL_METHOD</text:span> - evaluation method of expressions involving different floating-point types (only available in C99) </text:p>
        </text:list-item>
        <text:list-item>
          <text:p text:style-name="P7"><text:span text:style-name="Source_20_Text">FLT_RADIX</text:span> - radix of the exponent in the floating-point types </text:p>
        </text:list-item>
        <text:list-item>
          <text:p text:style-name="P7"><text:span text:style-name="Source_20_Text">FLT_DIG</text:span>, <text:span text:style-name="Source_20_Text">DBL_DIG</text:span>, <text:span text:style-name="Source_20_Text">LDBL_DIG</text:span> - number of decimal digits that can be represented without losing precision by float, double, long double respectively </text:p>
        </text:list-item>
        <text:list-item>
          <text:p text:style-name="P7"><text:soft-page-break/><text:span text:style-name="Source_20_Text">FLT_EPSILON</text:span>, <text:span text:style-name="Source_20_Text">DBL_EPSILON</text:span>, <text:span text:style-name="Source_20_Text">LDBL_EPSILON</text:span> - difference between 1.0 and the next representable value of float, double, long double respectively </text:p>
        </text:list-item>
        <text:list-item>
          <text:p text:style-name="P7"><text:span text:style-name="Source_20_Text">FLT_MANT_DIG</text:span>, <text:span text:style-name="Source_20_Text">DBL_MANT_DIG</text:span>, <text:span text:style-name="Source_20_Text">LDBL_MANT_DIG</text:span> - number of <text:span text:style-name="Source_20_Text">FLT_RADIX</text:span>-base digits in the floating-point mantissa for types float, double, long double respectively </text:p>
        </text:list-item>
        <text:list-item>
          <text:p text:style-name="P7"><text:span text:style-name="Source_20_Text">FLT_MIN_EXP</text:span>, <text:span text:style-name="Source_20_Text">DBL_MIN_EXP</text:span>, <text:span text:style-name="Source_20_Text">LDBL_MIN_EXP</text:span> - minimum negative integer such that <text:span text:style-name="Source_20_Text">FLT_RADIX</text:span> raised to a power one less than that number is a normalized float, double, long double respectively </text:p>
        </text:list-item>
        <text:list-item>
          <text:p text:style-name="P7"><text:span text:style-name="Source_20_Text">FLT_MIN_10_EXP</text:span>, <text:span text:style-name="Source_20_Text">DBL_MIN_10_EXP</text:span>, <text:span text:style-name="Source_20_Text">LDBL_MIN_10_EXP</text:span> - minimum negative integer such that 10 raised to a power one less than that number is a normalized float, double, long double respectively </text:p>
        </text:list-item>
        <text:list-item>
          <text:p text:style-name="P7"><text:span text:style-name="Source_20_Text">FLT_MAX_EXP</text:span>, <text:span text:style-name="Source_20_Text">DBL_MAX_EXP</text:span>, <text:span text:style-name="Source_20_Text">LDBL_MAX_EXP</text:span> - maximum positive integer such that <text:span text:style-name="Source_20_Text">FLT_RADIX</text:span> raised to a power one more than that number is a normalized float, double, long double respectively </text:p>
        </text:list-item>
        <text:list-item>
          <text:p text:style-name="P7"><text:span text:style-name="Source_20_Text">FLT_MAX_10_EXP</text:span>, <text:span text:style-name="Source_20_Text">DBL_MAX_10_EXP</text:span>, <text:span text:style-name="Source_20_Text">LDBL_MAX_10_EXP</text:span> - maximum positive integer such that 10 raised to a power one more than that number is a normalized float, double, long double respectively </text:p>
        </text:list-item>
        <text:list-item>
          <text:p text:style-name="P4"><text:span text:style-name="Source_20_Text">DECIMAL_DIG</text:span> - minimum number of decimal digits needed to represent all the significant digits for long double.<text:bookmark text:name="cite_ref-3"/><text:a xlink:type="simple" xlink:href="http://en.wikipedia.org/wiki/C_data_types#cite_note-3">[4]</text:a> The value is at least 10. (only available in C99)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hnam </meta:initial-creator>
    <meta:creation-date>2012-06-10T22:30:03</meta:creation-date>
    <dc:date>2013-07-29T11:41:08</dc:date>
    <meta:editing-duration>PT1H2M58S</meta:editing-duration>
    <meta:editing-cycles>19</meta:editing-cycles>
    <meta:generator>LibreOffice/3.5$Linux_X86_64 LibreOffice_project/350m1$Build-2</meta:generator>
    <meta:document-statistic meta:table-count="3" meta:image-count="0" meta:object-count="0" meta:page-count="4" meta:paragraph-count="112" meta:word-count="1107" meta:character-count="6659" meta:non-whitespace-character-count="5645"/>
  </office:meta>
</office:document-meta>
</file>